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2cm" svg:x="2cm" svg:y="2cm">
          <text:p text:style-name="P1">instalarC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5cm" svg:height="2cm" svg:x="2cm" svg:y="5cm">
          <text:p text:style-name="P1">iniciarC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5cm" svg:height="2cm" svg:x="2cm" svg:y="8.5cm">
          <text:p text:style-name="P1">detectarC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.5cm" svg:height="2cm" svg:x="2cm" svg:y="12cm">
          <text:p text:style-name="P1">sumar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7cm" svg:y="2.5cm">
          <text:p text:style-name="P1">mover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7cm" svg:y="5.3cm">
          <text:p text:style-name="P1">loguear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7cm" svg:y="7.1cm">
          <text:p text:style-name="P1">mirar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7cm" svg:y="9.7cm">
          <text:p text:style-name="P1">Start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7cm" svg:y="11.5cm">
          <text:p text:style-name="P1">Stop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5.5cm" svg:x="13cm" svg:y="2cm">
          <text:p text:style-name="P2">MAESTROS</text:p>
          <text:p text:style-name="P2"/>
          <text:p text:style-name="P2">- encuestas</text:p>
          <text:p text:style-name="P2">- preguntas</text:p>
          <text:p text:style-name="P2">- encuestad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5.5cm" svg:x="13cm" svg:y="8.5cm">
          <text:p text:style-name="P2">SISTEMA</text:p>
          <text:p text:style-name="P2"/>
          <text:p text:style-name="P2">- instalar</text:p>
          <text:p text:style-name="P2">- log</text:p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cm" svg:height="1.5cm" svg:x="1.5cm" svg:y="15.2cm">
          <text:p text:style-name="P1">grupo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cm" svg:height="1cm" svg:x="4.4cm" svg:y="17.4cm">
          <text:p text:style-name="P1">co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cm" svg:height="1cm" svg:x="4.4cm" svg:y="19cm">
          <text:p text:style-name="P1">ma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cm" svg:height="1cm" svg:x="4.4cm" svg:y="20.7cm">
          <text:p text:style-name="P1">prepar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cm" svg:height="1cm" svg:x="4.4cm" svg:y="22.5cm">
          <text:p text:style-name="P1">li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cm" svg:height="1cm" svg:x="4.4cm" svg:y="24.1cm">
          <text:p text:style-name="P1">y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cm" svg:height="1cm" svg:x="4.4cm" svg:y="25.7cm">
          <text:p text:style-name="P1">nolis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5cm" svg:x="14cm" svg:y="15.2cm">
          <text:p text:style-name="P1">logd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.5cm" svg:x="8.4cm" svg:y="15.2cm">
          <text:p text:style-name="P1">arrdi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.5cm" svg:y1="16.7cm" svg:x2="4.4cm" svg:y2="17.9cm" draw:start-shape="id1" draw:start-glue-point="2" draw:end-shape="id2" draw:end-glue-point="3" svg:d="m3500 16700v1200h900">
          <text:p/>
        </draw:connector>
        <draw:connector draw:style-name="gr2" draw:text-style-name="P1" draw:layer="layout" svg:x1="3.5cm" svg:y1="16.7cm" svg:x2="4.4cm" svg:y2="19.5cm" draw:start-shape="id1" draw:start-glue-point="2" draw:end-shape="id3" draw:end-glue-point="3" svg:d="m3500 16700v2800h900">
          <text:p/>
        </draw:connector>
        <draw:connector draw:style-name="gr2" draw:text-style-name="P1" draw:layer="layout" svg:x1="3.5cm" svg:y1="16.7cm" svg:x2="4.4cm" svg:y2="21.2cm" draw:start-shape="id1" draw:start-glue-point="2" draw:end-shape="id4" draw:end-glue-point="3" svg:d="m3500 16700v4500h900">
          <text:p/>
        </draw:connector>
        <draw:connector draw:style-name="gr2" draw:text-style-name="P1" draw:layer="layout" svg:x1="3.5cm" svg:y1="16.7cm" svg:x2="4.4cm" svg:y2="23cm" draw:start-shape="id1" draw:start-glue-point="2" draw:end-shape="id5" draw:end-glue-point="3" svg:d="m3500 16700v6300h900">
          <text:p/>
        </draw:connector>
        <draw:connector draw:style-name="gr2" draw:text-style-name="P1" draw:layer="layout" svg:x1="3.5cm" svg:y1="16.7cm" svg:x2="4.4cm" svg:y2="24.6cm" draw:start-shape="id1" draw:start-glue-point="2" draw:end-shape="id6" draw:end-glue-point="3" svg:d="m3500 16700v7900h900">
          <text:p/>
        </draw:connector>
        <draw:connector draw:style-name="gr2" draw:text-style-name="P1" draw:layer="layout" svg:x1="3.5cm" svg:y1="16.7cm" svg:x2="4.4cm" svg:y2="26.2cm" draw:start-shape="id1" draw:end-shape="id7" draw:end-glue-point="3" svg:d="m3500 16700v9500h900">
          <text:p/>
        </draw:connector>
        <draw:connector draw:style-name="gr3" draw:text-style-name="P1" draw:layer="layout" svg:x1="3.75cm" svg:y1="7cm" svg:x2="3.75cm" svg:y2="8.5cm" draw:start-shape="id8" draw:end-shape="id9" draw:end-glue-point="0" svg:d="m3750 7000v1500">
          <text:p/>
        </draw:connector>
        <draw:connector draw:style-name="gr3" draw:text-style-name="P1" draw:layer="layout" svg:x1="3.75cm" svg:y1="10.5cm" svg:x2="3.75cm" svg:y2="12cm" draw:start-shape="id9" draw:start-glue-point="2" draw:end-shape="id10" draw:end-glue-point="0" svg:d="m3750 10500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blo </meta:initial-creator>
    <meta:creation-date>2011-09-24T12:43:57</meta:creation-date>
    <dc:date>2011-09-24T13:08:10</dc:date>
    <dc:creator>pablo </dc:creator>
    <meta:editing-duration>PT8M41S</meta:editing-duration>
    <meta:editing-cycles>1</meta:editing-cycles>
    <meta:generator>LibreOffice/3.3$Linux LibreOffice_project/330m19$Build-202</meta:generator>
    <meta:document-statistic meta:object-count="28"/>
  </office:meta>
</office:document-meta>
</file>